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033bba" officeooo:paragraph-rsid="00033bba" style:font-size-asian="21pt" style:font-size-complex="24pt"/>
    </style:style>
    <style:style style:name="P2" style:family="paragraph" style:parent-style-name="Standard">
      <style:text-properties style:font-name="Purisa" fo:font-size="10pt" officeooo:rsid="00033bba" officeooo:paragraph-rsid="00033bba" style:font-size-asian="8.75pt" style:font-size-complex="10pt"/>
    </style:style>
    <style:style style:name="P3" style:family="paragraph" style:parent-style-name="Preformatted_20_Text">
      <style:text-properties style:font-name="Purisa" fo:font-size="10pt" officeooo:rsid="00033bba" officeooo:paragraph-rsid="00033bba" style:font-size-asian="8.75pt" style:font-size-complex="10pt"/>
    </style:style>
    <style:style style:name="T1" style:family="text">
      <style:text-properties officeooo:rsid="034dd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melli Ogron</text:p>
      <text:p text:style-name="P2"/>
      <text:p text:style-name="P2">I gemelli Ogron affrontano i personaggi lanciando attacchi speciali a determinate soglie di energia. A 33 energia lanciano un attacco speciale. A 66 energia lanciano un urlo potente. A 100 energia lanciano un poderoso attacco speciale contro tutto il gruppo di istanza.</text:p>
      <text:p text:style-name="P2">All'aumentare della distanza tra gli Ogron, la loro celerità aumenta e il loro tempo di lancio si riduce ulteriormente, riducendo il tempo a disposizione dei personaggi per reagire ai loro attacchi. </text:p>
      <text:p text:style-name="P3"/>
      <text:p text:style-name="P3">La meccanica principale di questo combattimento ha a che fare con due cose: le barre energetiche dei boss e il fatto che questi boss non condividono la vita.</text:p>
      <text:p text:style-name="P3"><text:bookmark text:name="tw-target-text"/>I boss inizieranno con l'energia che viene compensata (se Femo ha quasi 100 energia all'inizio, Poli inizia con solo un po' di energia)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11T18:43:52.231046649</meta:creation-date>
    <dc:date>2014-11-11T19:12:49.839138478</dc:date>
    <dc:creator>ilaria </dc:creator>
    <meta:editing-duration>P0D</meta:editing-duration>
    <meta:editing-cycles>733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126" meta:character-count="775" meta:non-whitespace-character-count="652"/>
  </office:meta>
</office:document-meta>
</file>